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2 テンプレートを利用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の登録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はどこに置く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.html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patterns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に値を渡す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複数ページの移動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リンクのURLとurlpatterns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静的ファイルを利用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2">
          <table:table-cell office:value-type="string" calcext:value-type="string">
            <text:p>第３章 モデルとデータベー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3-1 管理ツールでデータベース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設定を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他のデータベースを使う場合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構造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13T20:32:03.778890772</dc:date>
    <meta:editing-duration>P4DT2H36M51S</meta:editing-duration>
    <meta:editing-cycles>27</meta:editing-cycles>
    <meta:document-statistic meta:table-count="1" meta:cell-count="308" meta:object-count="0"/>
    <meta:user-defined meta:name=""/>
  </office:meta>
</office:document-meta>
</file>